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F 1.1 Registrera serviceärende</text:h>
      <text:p text:style-name="P1">En servicebokare tar emot kund som vill lämna in sin bil för service. Systemet visar upp företagets service-kalender med nästa tillgängliga servicetid. Servicebokare kommer överens med kund om passande tid för service och den bokas in.</text:p>
      <text:h text:style-name="Heading_20_2" text:outline-level="2">Primär aktör</text:h>
      <text:p text:style-name="Text_20_body">Servicebokare</text:p>
      <text:h text:style-name="Heading_20_2" text:outline-level="2">Sekundär aktör</text:h>
      <text:p text:style-name="Text_20_body">Kund: Har önskemål om när bilen skall servas och vill ha en uppskattad tid för när denne får hämta tillbaka bilen.</text:p>
      <text:h text:style-name="Heading_20_2" text:outline-level="2">Offstage aktör</text:h>
      <text:p text:style-name="Text_20_body">Mekaniker: Önskar en bra beskrivning för vad som skall åtgärdas</text:p>
      <text:h text:style-name="Heading_20_2" text:outline-level="2">Huvudscenario</text:h>
      <text:list xml:id="list31337079" text:style-name="L1">
        <text:list-item>
          <text:p text:style-name="P5">Servicebokare öppnar systemets kalender</text:p>
        </text:list-item>
        <text:list-item>
          <text:p text:style-name="P5">Systemet presenterar lediga tider för service</text:p>
        </text:list-item>
        <text:list-item>
          <text:p text:style-name="P5">Servicebokare väljer passlig tid</text:p>
        </text:list-item>
        <text:list-item>
          <text:p text:style-name="P5">Systemet begär kundinformation samt serviceåtgärder</text:p>
        </text:list-item>
        <text:list-item>
          <text:p text:style-name="P5">Servicebokare anger kundinformation samt serviceåtgärder</text:p>
        </text:list-item>
        <text:list-item>
          <text:p text:style-name="P5">Systemet fyller i kundens övriga uppgifter och visar kalendern med det nya serviceärendet ifyllt</text:p>
        </text:list-item>
        <text:list-item>
          <text:p text:style-name="P5">Servicebokare bekräftar att bokningen har gjorts</text:p>
        </text:list-item>
        <text:list-item>
          <text:p text:style-name="P5">Systemet uppdaterar mekanikerns schema</text:p>
        </text:list-item>
      </text:list>
      <text:h text:style-name="Heading_20_2" text:outline-level="2">Alternativt scenario.</text:h>
      <text:list xml:id="list31313698" text:style-name="L2">
        <text:list-header>
          <text:p text:style-name="P6">2-6a. Servicebokare avbryter bokningen<text:line-break/><text:tab/>1. Systemet visar huvudmenyn<text:line-break/><text:tab/>2. Servicebokaren påbörjar troligtvis en ny bokning</text:p>
          <text:p text:style-name="P6">2a. Det finns inga lediga tider<text:line-break/><text:tab/>1. Servicebokaren gör en ny sökning på senare datum</text:p>
          <text:p text:style-name="P6">3a. Det finns ingen tid som passar kund<text:line-break/><text:tab/>1. Servicebokaren väljer att avbryta bokningen</text:p>
          <text:p text:style-name="P6">6a. Då kund ej finns med i kund-registret begär systemet att servicebokaren skall registrera ny kund. &gt;&gt; AF 1.2 Lägga till ny kund i systemet &lt;&lt;</text:p>
          <text:p text:style-name="P6">7a. Systemet kunde inte utföra bokningen<text:line-break/><text:tab/>1. Systemet presenterar felmeddelande och går tillbaka till punkt 2</text:p>
          <text:p text:style-name="P6">*a Systemet kraschar<text:line-break/><text:tab/>1. Servicebokare börjar troligtvis om från steg 1i huvudscenariot</text:p>
        </text:list-header>
      </text:list>
      <text:h text:style-name="Heading_20_2" text:outline-level="2"><text:soft-page-break/>Definitioner</text:h>
      <text:p text:style-name="P2">Kundinformation</text:p>
      <text:p text:style-name="P3">Kundens namn och registernummer för den bil som skall servas</text:p>
      <text:p text:style-name="P2">Serviceåtgärder</text:p>
      <text:p text:style-name="P3">Beskrivning av problem som skall åtgärdas och/eller de åtgärder som kunden önskar få gjorda.</text:p>
      <text:p text:style-name="P2">Övriga uppgifter</text:p>
      <text:p text:style-name="P3">Mobil nummer, Address, Postnummer, Ort</text:p>
      <text:h text:style-name="Heading_20_2" text:outline-level="2">Frågor</text:h>
      <text:p text:style-name="Text_20_body">Hur estimera pris och tid för service?</text:p>
      <text:p text:style-name="Text_20_body">Vad händer om kundinformation inte stämmer överens med informationen i systeme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7:15:57.42</meta:creation-date>
    <dc:date>2013-12-12T12:01:17.29</dc:date>
    <meta:editing-duration>PT04H30M33S</meta:editing-duration>
    <meta:editing-cycles>12</meta:editing-cycles>
    <meta:generator>OpenOffice.org/3.2$Win32 OpenOffice.org_project/320m12$Build-9483</meta:generator>
    <meta:document-statistic meta:table-count="0" meta:image-count="0" meta:object-count="0" meta:page-count="2" meta:paragraph-count="34" meta:word-count="288" meta:character-count="1955"/>
  </office:meta>
</office:document-meta>
</file>